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bf44" draw:textarea-horizontal-align="justify" draw:textarea-vertical-align="middle" draw:auto-grow-height="false" fo:min-height="1.872cm" fo:min-width="1.622cm"/>
    </style:style>
    <style:style style:name="gr2" style:family="graphic" style:parent-style-name="standard">
      <style:graphic-properties draw:fill-color="#f3715a" draw:textarea-horizontal-align="justify" draw:textarea-vertical-align="middle" draw:auto-grow-height="false" fo:min-height="1.872cm" fo:min-width="1.622cm"/>
    </style:style>
    <style:style style:name="gr3" style:family="graphic" style:parent-style-name="standard">
      <style:graphic-properties draw:fill-color="#4472c4" draw:textarea-horizontal-align="justify" draw:textarea-vertical-align="middle" draw:auto-grow-height="false" fo:min-height="1.872cm" fo:min-width="1.6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72bf44"/>
      <style:paragraph-properties fo:text-align="center"/>
    </style:style>
    <style:style style:name="P2" style:family="paragraph">
      <loext:graphic-properties draw:fill-color="#f3715a"/>
      <style:paragraph-properties fo:text-align="center"/>
    </style:style>
    <style:style style:name="P3" style:family="paragraph">
      <loext:graphic-properties draw:fill-color="#4472c4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3cm" svg:height="3cm" svg:x="1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3cm" svg:x="12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3cm" svg:height="3cm" svg:x="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01cm" svg:height="1.212cm" svg:x="13.547cm" svg:y="3.1cm">
          <draw:text-box>
            <text:p>a</text:p>
          </draw:text-box>
        </draw:frame>
        <draw:frame draw:style-name="gr4" draw:text-style-name="P4" draw:layer="layout" svg:width="1.01cm" svg:height="1.212cm" svg:x="10cm" svg:y="7.388cm">
          <draw:text-box>
            <text:p>b</text:p>
          </draw:text-box>
        </draw:frame>
        <draw:frame draw:style-name="gr4" draw:text-style-name="P4" draw:layer="layout" svg:width="1.01cm" svg:height="1.212cm" svg:x="17cm" svg:y="7.388cm">
          <draw:text-box>
            <text:p>c</text:p>
          </draw:text-box>
        </draw:frame>
        <draw:connector draw:style-name="gr5" draw:text-style-name="P5" draw:layer="layout" draw:type="line" svg:x1="12.939cm" svg:y1="4.761cm" svg:x2="11.561cm" svg:y2="6.839cm" draw:start-shape="id1" draw:start-glue-point="7" draw:end-shape="id2" draw:end-glue-point="11" svg:d="M12939 4761l-1378 2078" svg:viewBox="0 0 1379 2079">
          <text:p/>
        </draw:connector>
        <draw:connector draw:style-name="gr5" draw:text-style-name="P5" draw:layer="layout" draw:type="line" svg:x1="15.061cm" svg:y1="4.761cm" svg:x2="16.439cm" svg:y2="6.839cm" draw:start-shape="id1" draw:start-glue-point="9" draw:end-shape="id3" draw:end-glue-point="5" svg:d="M15061 4761l1378 2078" svg:viewBox="0 0 1379 2079">
          <text:p/>
        </draw:connector>
        <draw:connector draw:style-name="gr5" draw:text-style-name="P5" draw:layer="layout" draw:type="line" svg:x1="12cm" svg:y1="7.9cm" svg:x2="16cm" svg:y2="7.9cm" draw:start-shape="id2" draw:start-glue-point="10" draw:end-shape="id3" svg:d="M12000 7900h4000" svg:viewBox="0 0 4001 1">
          <text:p/>
        </draw:connector>
        <draw:connector draw:style-name="gr6" draw:text-style-name="P5" draw:layer="layout" draw:type="curve" svg:x1="14cm" svg:y1="2.2cm" svg:x2="12.939cm" svg:y2="2.639cm" draw:start-shape="id1" draw:start-glue-point="4" draw:end-shape="id1" draw:end-glue-point="5" svg:d="M14000 2200c0-751-1061-971-1061 439" svg:viewBox="0 0 1062 1033">
          <text:p/>
        </draw:connector>
        <draw:connector draw:style-name="gr6" draw:text-style-name="P5" draw:layer="layout" draw:type="curve" svg:x1="18.561cm" svg:y1="8.961cm" svg:x2="19cm" svg:y2="7.9cm" draw:start-shape="id3" draw:start-glue-point="9" draw:end-shape="id3" draw:end-glue-point="10" svg:d="M18561 8961c1411 0 1192-1061 439-1061" svg:viewBox="0 0 1034 1062">
          <text:p/>
        </draw:connector>
        <draw:connector draw:style-name="gr6" draw:text-style-name="P5" draw:layer="layout" draw:type="curve" svg:x1="9cm" svg:y1="7.9cm" svg:x2="9.439cm" svg:y2="6.839cm" draw:start-shape="id2" draw:start-glue-point="6" draw:end-shape="id2" draw:end-glue-point="5" svg:d="M9000 7900c-751 0-971-1061 439-1061" svg:viewBox="0 0 1033 1062">
          <text:p/>
        </draw:connecto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Mono" fo:font-family="'Liberation Mono'" style:font-style-name="Regular" style:font-family-generic="modern" style:font-pitch="fixed" fo:font-size="2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22:57:57.588041611</meta:creation-date>
    <dc:date>2020-05-18T23:41:26.971589243</dc:date>
    <meta:editing-duration>PT7M49S</meta:editing-duration>
    <meta:editing-cycles>2</meta:editing-cycles>
    <meta:document-statistic meta:object-count="35"/>
    <meta:generator>LibreOffice/6.0.7.3$Linux_X86_64 LibreOffice_project/00m0$Build-3</meta:generator>
  </office:meta>
</office:document-meta>
</file>